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e9c8" officeooo:paragraph-rsid="001c0603"/>
    </style:style>
    <style:style style:name="P2" style:family="paragraph" style:parent-style-name="Standard">
      <style:paragraph-properties fo:text-align="justify" style:justify-single-word="false"/>
      <style:text-properties officeooo:rsid="001ae9c8" officeooo:paragraph-rsid="001c2573"/>
    </style:style>
    <style:style style:name="P3" style:family="paragraph" style:parent-style-name="Standard">
      <style:paragraph-properties fo:text-align="justify" style:justify-single-word="false"/>
      <style:text-properties officeooo:rsid="001ae9c8" officeooo:paragraph-rsid="0028af35"/>
    </style:style>
    <style:style style:name="P4" style:family="paragraph" style:parent-style-name="Standard">
      <style:paragraph-properties fo:text-align="justify" style:justify-single-word="false"/>
      <style:text-properties officeooo:rsid="001ae9c8" officeooo:paragraph-rsid="001e33f9"/>
    </style:style>
    <style:style style:name="P5" style:family="paragraph" style:parent-style-name="Standard">
      <style:paragraph-properties fo:text-align="justify" style:justify-single-word="false"/>
      <style:text-properties officeooo:rsid="001ae9c8" officeooo:paragraph-rsid="0028e6e4"/>
    </style:style>
    <style:style style:name="P6" style:family="paragraph" style:parent-style-name="Standard">
      <style:paragraph-properties fo:text-align="justify" style:justify-single-word="false"/>
      <style:text-properties officeooo:rsid="001ae9c8" officeooo:paragraph-rsid="0025f179"/>
    </style:style>
    <style:style style:name="P7" style:family="paragraph" style:parent-style-name="Standard">
      <style:paragraph-properties fo:text-align="justify" style:justify-single-word="false"/>
      <style:text-properties officeooo:rsid="001f87d9" officeooo:paragraph-rsid="001f87d9"/>
    </style:style>
    <style:style style:name="P8" style:family="paragraph" style:parent-style-name="Standard">
      <style:paragraph-properties fo:text-align="justify" style:justify-single-word="false"/>
      <style:text-properties officeooo:rsid="001e33f9" officeooo:paragraph-rsid="002b419b"/>
    </style:style>
    <style:style style:name="P9" style:family="paragraph" style:parent-style-name="Standard">
      <style:paragraph-properties fo:text-align="justify" style:justify-single-word="false"/>
      <style:text-properties officeooo:paragraph-rsid="001ae9c8"/>
    </style:style>
    <style:style style:name="P10" style:family="paragraph" style:parent-style-name="Standard">
      <style:paragraph-properties fo:text-align="justify" style:justify-single-word="false"/>
      <style:text-properties officeooo:rsid="0023f4fc" officeooo:paragraph-rsid="0028e6e4"/>
    </style:style>
    <style:style style:name="P11" style:family="paragraph" style:parent-style-name="Standard">
      <style:paragraph-properties fo:text-align="justify" style:justify-single-word="false"/>
      <style:text-properties officeooo:rsid="001ae9c8" officeooo:paragraph-rsid="002bb154"/>
    </style:style>
    <style:style style:name="P12" style:family="paragraph" style:parent-style-name="Standard">
      <style:paragraph-properties fo:text-align="justify" style:justify-single-word="false"/>
      <style:text-properties officeooo:rsid="002bb154" officeooo:paragraph-rsid="002bb154"/>
    </style:style>
    <style:style style:name="P13" style:family="paragraph" style:parent-style-name="Standard">
      <style:paragraph-properties fo:text-align="justify" style:justify-single-word="false"/>
      <style:text-properties officeooo:rsid="001f87d9" officeooo:paragraph-rsid="001f87d9"/>
    </style:style>
    <style:style style:name="T1" style:family="text">
      <style:text-properties officeooo:rsid="001bb3af"/>
    </style:style>
    <style:style style:name="T2" style:family="text">
      <style:text-properties officeooo:rsid="001c0603"/>
    </style:style>
    <style:style style:name="T3" style:family="text">
      <style:text-properties officeooo:rsid="001c2573"/>
    </style:style>
    <style:style style:name="T4" style:family="text">
      <style:text-properties officeooo:rsid="001db6fa"/>
    </style:style>
    <style:style style:name="T5" style:family="text">
      <style:text-properties officeooo:rsid="001e33f9"/>
    </style:style>
    <style:style style:name="T6" style:family="text">
      <style:text-properties officeooo:rsid="001f87d9"/>
    </style:style>
    <style:style style:name="T7" style:family="text">
      <style:text-properties officeooo:rsid="0021450d"/>
    </style:style>
    <style:style style:name="T8" style:family="text">
      <style:text-properties officeooo:rsid="00215835"/>
    </style:style>
    <style:style style:name="T9" style:family="text">
      <style:text-properties officeooo:rsid="0025f179"/>
    </style:style>
    <style:style style:name="T10" style:family="text">
      <style:text-properties officeooo:rsid="00266f1f"/>
    </style:style>
    <style:style style:name="T11" style:family="text">
      <style:text-properties officeooo:rsid="00285b35"/>
    </style:style>
    <style:style style:name="T12" style:family="text">
      <style:text-properties officeooo:rsid="0028af35"/>
    </style:style>
    <style:style style:name="T13" style:family="text">
      <style:text-properties officeooo:rsid="001ae9c8"/>
    </style:style>
    <style:style style:name="T14" style:family="text">
      <style:text-properties officeooo:rsid="0028e6e4"/>
    </style:style>
    <style:style style:name="T15" style:family="text">
      <style:text-properties officeooo:rsid="002b32d2"/>
    </style:style>
    <style:style style:name="T16" style:family="text">
      <style:text-properties officeooo:rsid="002bb154"/>
    </style:style>
    <style:style style:name="T17" style:family="text">
      <style:text-properties officeooo:rsid="002db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12">MAXIMIZANDO RECURSOS: O VERDE E A PROMOÇÃO DA SAÚDE</text:span></text:p>
      <text:p text:style-name="P3"/>
      <text:p text:style-name="P3"><text:tab/><text:span text:style-name="T12">A implantação</text:span> <text:span text:style-name="T12">d</text:span>o projeto <text:span text:style-name="T12">resulta da adequação ao terreno e </text:span>propõe uma edificação longilínea <text:span text:style-name="T12">e térrea, com menor impacto ambiental e integrada</text:span> com um parque que recobre toda a área restante. <text:span text:style-name="T3">A </text:span>arquitetura <text:span text:style-name="T3">é </text:span>intencionalmente simples <text:span text:style-name="T12">e eficiente</text:span>, <text:span text:style-name="T3">deixando o protagonismo aos usuários, à natureza e à comunidade do entorno.</text:span></text:p>
      <text:p text:style-name="P2"><text:span text:style-name="T2"><text:tab/>A extrapolação, pelo parque, dos limites físicos construídos </text:span>é a resposta arquitetônica <text:span text:style-name="T3">ao uso da UBS como um espaço de promoção de saúde e bem-estar e não apenas um espaço de cura. </text:span>O espaço verde aqui <text:span text:style-name="T3">proposto </text:span>é uma extensão <text:span text:style-name="T1">da atenção integral à saúde, proporcionando uma recepção e espera mais acolhedoras e diversificadas.</text:span></text:p>
      <text:p text:style-name="P2"><text:tab/><text:span text:style-name="T1">O parque permeia as áreas de espera e leva pequenos jardins para dentro da edificação, fazendo uma gradação entre as esperas internas e protegidas até a total imersão na natureza. Ele melhora toda a ambiência dos serviços prestados e funciona <text:s/>como um refúgio democrático de encontro e integração entre todos seus usuários, sejam eles profissionais, pacientes e acompanhantes ou pessoas oriundas da comunidade.</text:span></text:p>
      <text:p text:style-name="P2"><text:tab/><text:span text:style-name="T8">A diluição das esperas no parque resulta no término das filas. O espaço é fluido e orgânico, um espaço para permanecer e não apenas de esperar, uma ode ao bem-estar. </text:span></text:p>
      <text:p text:style-name="P6"><text:tab/><text:span text:style-name="T4">O paisagismo do parque </text:span>não é apenas estético, mas sim utilitário. <text:span text:style-name="T4">Ele é um membro ativo e indispensável do projeto.</text:span> <text:span text:style-name="T2">Concebido a</text:span>penas <text:span text:style-name="T2">com </text:span>espécies nativas e disponíveis no local, <text:span text:style-name="T2">e</text:span>le ajuda a transformar o microclima do terreno e do entorno, tornando as temperaturas mais amenas <text:span text:style-name="T9">e também contribuindo para melhorar a qualidade do ar.</text:span></text:p>
      <text:p text:style-name="P10"><text:tab/>A opção de um paisagismo com utilização de espécies nativas e <text:span text:style-name="T11">majoritariamente </text:span>arbóreas como ipê, jatobá, angelim, sucupira <text:span text:style-name="T9">ou similares</text:span> diminui o custo de implementação e gera uma manutenção mínima; tanto no parque como nos estacionamentos.</text:p>
      <text:p text:style-name="P1"><text:tab/><text:span text:style-name="T4">Ciente que a vegetação tem o seu próprio tempo de crescimento para fornecer a transformação de clima almejada, é proposto um estado intermediário de projeto onde os locais futuramente sombreados são permeados com guarda-sóis metálicos fixos. Estes, permanecerão como coadjuvantes do espaço até o momento em que as árvores atinjam uma altura suficiente para que o parque funcione e então serão removidos.</text:span></text:p>
      <text:p text:style-name="P4"><text:tab/><text:span text:style-name="T5">O parque adentra as áreas de recepção e espera, sendo estas previstas para permanecerem abertas durante o funcionamento da unidade. Apesar de existirem alguns bancos fixos construídos em conjunto com os canteiros internos, é prevista a utilização de cadeiras móveis. As cadeiras utilizadas podem ser arranjadas de diferentes maneiras dentro do espaço e mesmo serem levadas para o exterior proporcionando uma maior autonomia e descontração. Para o fechamento noturno ou eventual quebra-ventos são previstos painéis metálicos perfurados e portões nos corredores.</text:span></text:p>
      <text:p text:style-name="P7"><text:tab/>Apesar da espera dos pacientes comportar o tamanho exigido dentro de sua área coberta, ela se espalha pelo parque, tendo sua concentração <text:span text:style-name="T7">dispersada</text:span> pela diminuição de assentos conforme se distancia da edificação, <text:span text:style-name="T14">tornando</text:span> mais fácil <text:span text:style-name="T7">o rápido acesso aos consultórios.</text:span></text:p>
      <text:p text:style-name="P5"><text:tab/>Devido à natureza aberta <text:span text:style-name="T4">d</text:span>os edifícios, <text:span text:style-name="T4">à utilização de ventilação cruzada e à imersão do edifício no parque,</text:span> o uso de <text:span text:style-name="T4">ar-condicionado</text:span> central <text:span text:style-name="T4">é dispensado.</text:span> <text:span text:style-name="T12">O aproveitamento de</text:span> luz e ventilação naturais <text:span text:style-name="T12">é aumentado pelos corredores e áreas de espera abertos.</text:span></text:p>
      <text:p text:style-name="P8"><text:tab/>A ventilação cruzada ocorre de <text:span text:style-name="T14">várias</text:span> maneiras: a cobertura é elevada em relação às lajes de fechamento, as janelas são voltadas para corredores abertos e ligados diretamente às áreas de espera <text:span text:style-name="T14">perpendiculares aos ventos dominantes</text:span>.</text:p>
      <text:p text:style-name="P8"><text:span text:style-name="T6"><text:tab/>A cobertura de telhas metálicas avança para fora dos limites das paredes para evitar a insolação direta nas janelas e preservar a temperatura interior.</text:span></text:p>
      <text:p text:style-name="P11"><text:soft-page-break/><text:tab/><text:span text:style-name="T16">A distribuição das esquadrias de alumínio com 1, 2 ou 3 módulos geram variações de fachada e garantem a plena ventilação.</text:span></text:p>
      <text:p text:style-name="P11"><text:span text:style-name="T15"><text:tab/>A estrutura simples permite a adoção de várias soluções: concreto armado moldado in loco, pré-moldado ou alvenaria estrutural, sem mudanças no projeto.</text:span></text:p>
      <text:p text:style-name="P12"><text:tab/>A chegada à UBS se dá por um acesso pedestre voltad<text:span text:style-name="T17">o ao</text:span> estacionamento público, um acesso pedestre que liga o parque à praça e uma <text:span text:style-name="T17">entrada</text:span> compartilhada entre pedestres e carros. Em <text:span text:style-name="T17">toda </text:span>a extensão do parque o carro é tolerado, <text:span text:style-name="T17">sendo o</text:span> pedestre o usuário principal.</text:p>
      <text:p text:style-name="P7"><text:tab/><text:span text:style-name="T9">A sua utilização por todas as pessoas permite mesmo a modificação da relação paciente/profissional de saúde, possibilitando encontros e ensinamentos ao ar livre entre estes, ou mesmo entre os próprios profissionais.</text:span></text:p>
      <text:p text:style-name="P7"><text:tab/><text:span text:style-name="T10">O aproveitamento do espaço exterior também possibilita a inclusão de uma abordagem holística da promoção da saúde, com o uso de playgrounds e equipamentos para exercícios físicos, ou mesmo espaços que podem ser compartilhados com a comunidade para aulas de ioga, alongamento ou tai chi chuan por exemplo.</text:span></text:p>
      <text:p text:style-name="P12"><text:tab/>O auditório se abre para um pequeno anfiteatro e pode aumentar sua área se unido com a sala lateral, o que permite sua utilização por um público maior e mesmo pelos moradores das redondezas.</text:p>
      <text:p text:style-name="P9"><text:span text:style-name="T13"><text:tab/>O fato de transformar um edifício público em um espaço verde contribui para que o projeto transcenda os limites físicos de seu terreno, melhorando a qualidade de vida de todo o entorno quer seja no âmbito social, ecológico ou mesmo de segurança. </text:span>Os benefícios urbanos e ecológicos <text:span text:style-name="T7">promovidos por ele </text:span>se estendem mesmo aos moradores que não são <text:span text:style-name="T5">seus </text:span>usuários diretos <text:span text:style-name="T10">e </text:span>valoriza<text:span text:style-name="T10">m</text:span> a região como um todo, <text:span text:style-name="T15">resultando final numa maximização dos recursos públicos invest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ra </meta:initial-creator>
    <meta:creation-date>2016-04-04T12:25:09.678050362</meta:creation-date>
    <dc:date>2016-04-10T11:25:17.710000000</dc:date>
    <meta:editing-duration>PT1H51M14S</meta:editing-duration>
    <meta:editing-cycles>17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20" meta:word-count="858" meta:character-count="5449" meta:non-whitespace-character-count="4589"/>
  </office:meta>
</office:document-meta>
</file>